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de59" fo:border="0.06pt solid #000000"/>
    </style:style>
    <style:style style:name="ce1" style:family="table-cell" style:parent-style-name="Default">
      <style:table-cell-properties fo:background-color="#ffde59" fo:border="0.06pt solid #000000"/>
    </style:style>
    <style:style style:name="ce2" style:family="table-cell" style:parent-style-name="Default" style:data-style-name="N127">
      <style:table-cell-properties fo:border="0.06pt solid #000000" style:rotation-align="none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1" table:default-cell-style-name="ce3"/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pcn</text:p>
          </table:table-cell>
          <table:table-cell table:style-name="ce4" office:value-type="string" calcext:value-type="string">
            <text:p>local(synology)</text:p>
          </table:table-cell>
          <table:table-cell table:style-name="ce4" office:value-type="string" calcext:value-type="string">
            <text:p>gkes(tar.gz)</text:p>
          </table:table-cell>
          <table:table-cell table:style-name="ce4" office:value-type="string" calcext:value-type="string">
            <text:p>gkes(json)</text:p>
          </table:table-cell>
          <table:table-cell office:value-type="string" calcext:value-type="string">
            <text:p>s_no.1</text:p>
          </table:table-cell>
          <table:table-cell office:value-type="string" calcext:value-type="string">
            <text:p>s_no.2</text:p>
          </table:table-cell>
          <table:table-cell office:value-type="string" calcext:value-type="string">
            <text:p>s_no.3</text:p>
          </table:table-cell>
          <table:table-cell office:value-type="string" calcext:value-type="string">
            <text:p>s_no.4</text:p>
          </table:table-cell>
          <table:table-cell office:value-type="string" calcext:value-type="string">
            <text:p>s_no.5</text:p>
          </table:table-cell>
          <table:table-cell office:value-type="string" calcext:value-type="string">
            <text:p>s_no.6</text:p>
          </table:table-cell>
          <table:table-cell office:value-type="string" calcext:value-type="string">
            <text:p>s_no.7</text:p>
          </table:table-cell>
          <table:table-cell office:value-type="string" calcext:value-type="string">
            <text:p>s_no.8</text:p>
          </table:table-cell>
          <table:table-cell office:value-type="string" calcext:value-type="string">
            <text:p>s_no.9</text:p>
          </table:table-cell>
          <table:table-cell office:value-type="string" calcext:value-type="string">
            <text:p>s_no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8-02" calcext:value-type="date">
            <text:p>8/2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8-02" calcext:value-type="date">
            <text:p>8/2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8-03" calcext:value-type="date">
            <text:p>8/3/20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08-03" calcext:value-type="date">
            <text:p>8/3/20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8-04" calcext:value-type="date">
            <text:p>8/4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8-04" calcext:value-type="date">
            <text:p>8/4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8-04" calcext:value-type="date">
            <text:p>8/4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8-05" calcext:value-type="date">
            <text:p>8/5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8-08" calcext:value-type="date">
            <text:p>8/8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8-08" calcext:value-type="date">
            <text:p>8/8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8-09" calcext:value-type="date">
            <text:p>8/9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8-09" calcext:value-type="date">
            <text:p>8/9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08-10" calcext:value-type="date">
            <text:p>8/10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8-11" calcext:value-type="date">
            <text:p>8/11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8-11" calcext:value-type="date">
            <text:p>8/11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8-12" calcext:value-type="date">
            <text:p>8/1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08-12" calcext:value-type="date">
            <text:p>8/1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08-16" calcext:value-type="date">
            <text:p>8/1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08-16" calcext:value-type="date">
            <text:p>8/16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08-17" calcext:value-type="date">
            <text:p>8/17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08-17" calcext:value-type="date">
            <text:p>8/17/2022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8-18" calcext:value-type="date">
            <text:p>8/18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8-19" calcext:value-type="date">
            <text:p>8/1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08-19" calcext:value-type="date">
            <text:p>8/1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08-19" calcext:value-type="date">
            <text:p>8/1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8-22" calcext:value-type="date">
            <text:p>8/2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08-22" calcext:value-type="date">
            <text:p>8/2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08-22" calcext:value-type="date">
            <text:p>8/2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08-23" calcext:value-type="date">
            <text:p>8/23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08-23" calcext:value-type="date">
            <text:p>8/23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2-08-23" calcext:value-type="date">
            <text:p>8/23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2-08-25" calcext:value-type="date">
            <text:p>8/25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2-08-26" calcext:value-type="date">
            <text:p>8/2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08-26" calcext:value-type="date">
            <text:p>8/2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08-29" calcext:value-type="date">
            <text:p>8/2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08-29" calcext:value-type="date">
            <text:p>8/2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08-29" calcext:value-type="date">
            <text:p>8/2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08-30" calcext:value-type="date">
            <text:p>8/30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08-30" calcext:value-type="date">
            <text:p>8/30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08-31" calcext:value-type="date">
            <text:p>8/31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08-31" calcext:value-type="date">
            <text:p>8/31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08-31" calcext:value-type="date">
            <text:p>8/31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09-01" calcext:value-type="date">
            <text:p>9/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09-01" calcext:value-type="date">
            <text:p>9/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09-02" calcext:value-type="date">
            <text:p>9/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09-02" calcext:value-type="date">
            <text:p>9/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2-09-02" calcext:value-type="date">
            <text:p>9/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2-09-05" calcext:value-type="date">
            <text:p>9/5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2-09-05" calcext:value-type="date">
            <text:p>9/5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2-09-05" calcext:value-type="date">
            <text:p>9/5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2-09-07" calcext:value-type="date">
            <text:p>9/7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2-09-07" calcext:value-type="date">
            <text:p>9/7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2-09-07" calcext:value-type="date">
            <text:p>9/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2-09-08" calcext:value-type="date">
            <text:p>9/8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2-09-08" calcext:value-type="date">
            <text:p>9/8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2-09-13" calcext:value-type="date">
            <text:p>9/13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2-09-13" calcext:value-type="date">
            <text:p>9/13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2-09-14" calcext:value-type="date">
            <text:p>9/14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2-09-14" calcext:value-type="date">
            <text:p>9/14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2-09-14" calcext:value-type="date">
            <text:p>9/14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2-09-15" calcext:value-type="date">
            <text:p>9/15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2-09-16" calcext:value-type="date">
            <text:p>9/16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2-09-19" calcext:value-type="date">
            <text:p>9/1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2-09-19" calcext:value-type="date">
            <text:p>9/1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2-09-21" calcext:value-type="date">
            <text:p>9/2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2-09-21" calcext:value-type="date">
            <text:p>9/2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2-09-21" calcext:value-type="date">
            <text:p>9/2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2-09-22" calcext:value-type="date">
            <text:p>9/2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2-09-22" calcext:value-type="date">
            <text:p>9/22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2-09-22" calcext:value-type="date">
            <text:p>9/22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2-09-23" calcext:value-type="date">
            <text:p>9/23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2-09-23" calcext:value-type="date">
            <text:p>9/23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2-09-26" calcext:value-type="date">
            <text:p>9/2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2-09-27" calcext:value-type="date">
            <text:p>9/2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2-09-27" calcext:value-type="date">
            <text:p>9/2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2-09-27" calcext:value-type="date">
            <text:p>9/2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2-09-28" calcext:value-type="date">
            <text:p>9/28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2-09-28" calcext:value-type="date">
            <text:p>9/28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2-09-28" calcext:value-type="date">
            <text:p>9/28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2-09-29" calcext:value-type="date">
            <text:p>9/29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2-09-29" calcext:value-type="date">
            <text:p>9/29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2-09-29" calcext:value-type="date">
            <text:p>9/29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2-09-29" calcext:value-type="date">
            <text:p>9/2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2-09-30" calcext:value-type="date">
            <text:p>9/30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2-09-30" calcext:value-type="date">
            <text:p>9/30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2-09-30" calcext:value-type="date">
            <text:p>9/30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2-09-30" calcext:value-type="date">
            <text:p>9/30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2-10-04" calcext:value-type="date">
            <text:p>10/4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2-10-04" calcext:value-type="date">
            <text:p>10/4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2-10-05" calcext:value-type="date">
            <text:p>10/5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2-10-05" calcext:value-type="date">
            <text:p>10/5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2-10-05" calcext:value-type="date">
            <text:p>10/5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2-10-06" calcext:value-type="date">
            <text:p>10/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2-10-06" calcext:value-type="date">
            <text:p>10/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2-10-06" calcext:value-type="date">
            <text:p>10/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2-10-07" calcext:value-type="date">
            <text:p>10/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2-10-11" calcext:value-type="date">
            <text:p>10/1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2-10-11" calcext:value-type="date">
            <text:p>10/1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2-10-11" calcext:value-type="date">
            <text:p>10/11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2-10-12" calcext:value-type="date">
            <text:p>10/12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2-10-12" calcext:value-type="date">
            <text:p>10/12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2-10-12" calcext:value-type="date">
            <text:p>10/12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2-10-13" calcext:value-type="date">
            <text:p>10/13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2-10-13" calcext:value-type="date">
            <text:p>10/13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2-10-13" calcext:value-type="date">
            <text:p>10/13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2-10-14" calcext:value-type="date">
            <text:p>10/14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2-10-17" calcext:value-type="date">
            <text:p>10/1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2-10-17" calcext:value-type="date">
            <text:p>10/1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2-10-17" calcext:value-type="date">
            <text:p>10/17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2-10-18" calcext:value-type="date">
            <text:p>10/18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2-10-19" calcext:value-type="date">
            <text:p>10/19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2-10-19" calcext:value-type="date">
            <text:p>10/19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2-10-20" calcext:value-type="date">
            <text:p>10/20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2-10-20" calcext:value-type="date">
            <text:p>10/20/2022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2-10-21" calcext:value-type="date">
            <text:p>10/2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2-10-21" calcext:value-type="date">
            <text:p>10/2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2-10-21" calcext:value-type="date">
            <text:p>10/2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2-10-24" calcext:value-type="date">
            <text:p>10/24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2-10-24" calcext:value-type="date">
            <text:p>10/24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2-10-25" calcext:value-type="date">
            <text:p>10/25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2-10-25" calcext:value-type="date">
            <text:p>10/25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2-10-26" calcext:value-type="date">
            <text:p>10/26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2-10-26" calcext:value-type="date">
            <text:p>10/2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2-10-26" calcext:value-type="date">
            <text:p>10/2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2-10-27" calcext:value-type="date">
            <text:p>10/2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2-10-27" calcext:value-type="date">
            <text:p>10/2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2-10-31" calcext:value-type="date">
            <text:p>10/31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2-10-28" calcext:value-type="date">
            <text:p>10/28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2-10-31" calcext:value-type="date">
            <text:p>10/31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2-10-31" calcext:value-type="date">
            <text:p>10/31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2-11-01" calcext:value-type="date">
            <text:p>11/1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2-11-01" calcext:value-type="date">
            <text:p>11/1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2-11-02" calcext:value-type="date">
            <text:p>11/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2-11-03" calcext:value-type="date">
            <text:p>11/3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2-11-03" calcext:value-type="date">
            <text:p>11/3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2-11-03" calcext:value-type="date">
            <text:p>11/3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2-11-04" calcext:value-type="date">
            <text:p>11/4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2-11-04" calcext:value-type="date">
            <text:p>11/4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2-11-04" calcext:value-type="date">
            <text:p>11/4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2-11-07" calcext:value-type="date">
            <text:p>11/7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2-11-07" calcext:value-type="date">
            <text:p>11/7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2-11-07" calcext:value-type="date">
            <text:p>11/7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2-11-08" calcext:value-type="date">
            <text:p>11/8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2-11-08" calcext:value-type="date">
            <text:p>11/8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2-11-08" calcext:value-type="date">
            <text:p>11/8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2-11-09" calcext:value-type="date">
            <text:p>11/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2-11-09" calcext:value-type="date">
            <text:p>11/9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2-11-10" calcext:value-type="date">
            <text:p>11/10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2-11-11" calcext:value-type="date">
            <text:p>11/11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2-11-14" calcext:value-type="date">
            <text:p>11/14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2-11-14" calcext:value-type="date">
            <text:p>11/14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2-11-15" calcext:value-type="date">
            <text:p>11/15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2-11-16" calcext:value-type="date">
            <text:p>11/1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2-11-16" calcext:value-type="date">
            <text:p>11/1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2-11-16" calcext:value-type="date">
            <text:p>11/16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2-11-17" calcext:value-type="date">
            <text:p>11/1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2-11-17" calcext:value-type="date">
            <text:p>11/17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6"/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2-11-18" calcext:value-type="date">
            <text:p>11/18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2-11-18" calcext:value-type="date">
            <text:p>11/18/2022</text:p>
          </table:table-cell>
          <table:table-cell table:number-columns-repeated="5"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2-11-22" calcext:value-type="date">
            <text:p>11/22/2022</text:p>
          </table:table-cell>
          <table:table-cell table:number-columns-repeated="6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2-11-21" calcext:value-type="date">
            <text:p>11/21/2022</text:p>
          </table:table-cell>
          <table:table-cell table:number-columns-repeated="7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2-11-22" calcext:value-type="date">
            <text:p>11/22/2022</text:p>
          </table:table-cell>
          <table:table-cell table:number-columns-repeated="4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2-11-22" calcext:value-type="date">
            <text:p>11/22/2022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ummary.A1:summary.F1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7:43:22.443843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0:34:23.093234900</meta:creation-date>
    <dc:date>2022-11-25T11:48:30.983889969</dc:date>
    <meta:editing-duration>PT5H19M21S</meta:editing-duration>
    <meta:editing-cycles>8</meta:editing-cycles>
    <meta:generator>LibreOffice/6.4.7.2$Linux_X86_64 LibreOffice_project/40$Build-2</meta:generator>
    <meta:document-statistic meta:table-count="1" meta:cell-count="1495" meta:object-count="0"/>
  </office:meta>
</office:document-meta>
</file>